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?"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GUI Elements" draw:style-name="dp1" draw:master-page-name="Default">
        <office:forms form:automatic-focus="false" form:apply-design-mode="false"/>
        <draw:custom-shape draw:name="Window" draw:style-name="MintGray" draw:text-style-name="P2" draw:layer="layout" svg:width="8.57cm" svg:height="6.34cm" svg:x="1cm" svg:y="1cm">
          <text:p text:style-name="P1">Window</text:p>
          <draw:enhanced-geometry svg:viewBox="0 0 1000 740" draw:text-areas="333 7 585 28" draw:type="NonPrimitive" draw:enhanced-path="M 25 0 L 975 0 X 1000 25 L 1000 715 Y 975 740 L 25 740 X 0 715 L 0 25 Y 25 0 F Z M 0 70 L 1000 70 N"/>
        </draw:custom-shape>
        <draw:custom-shape draw:name="DialogBox" draw:style-name="Text_20_entry_20_enabled" draw:text-style-name="P2" draw:layer="layout" svg:width="4cm" svg:height="4cm" svg:x="16cm" svg:y="12.6cm">
          <text:p text:style-name="P3">Dialog Box</text:p>
          <draw:enhanced-geometry svg:viewBox="0 0 1000 1000" draw:text-areas="0 0 1000 100" draw:type="NonPrimitive" draw:enhanced-path="M 0 0 L 0 1000 1000 1000 1000 0 F Z M 0 100 L 1000 100 F Z N"/>
        </draw:custom-shape>
        <draw:custom-shape draw:name="CheckboxClearedEnabled" draw:style-name="Text_20_entry_20_enabled" draw:text-style-name="P2" draw:layer="layout" svg:width="0.35cm" svg:height="0.35cm" svg:x="1cm" svg:y="9cm">
          <text:p text:style-name="P3"/>
          <draw:enhanced-geometry svg:viewBox="0 0 1000 1000" draw:type="NonPrimitive" draw:enhanced-path="M 0 0 L 1000 0 1000 1000 0 1000 Z N"/>
        </draw:custom-shape>
        <draw:frame draw:style-name="text" draw:layer="layout" svg:width="4.75cm" svg:height="0.484cm" svg:x="2cm" svg:y="9cm">
          <draw:text-box>
            <text:p text:style-name="P3">Checkbox Cleared Enabled</text:p>
          </draw:text-box>
        </draw:frame>
        <draw:custom-shape draw:name="CheckboxSetEnabled" draw:style-name="Text_20_entry_20_enabled" draw:text-style-name="P2" draw:layer="layout" svg:width="0.35cm" svg:height="0.35cm" svg:x="1cm" svg:y="10cm">
          <text:p text:style-name="P3"/>
          <draw:enhanced-geometry svg:viewBox="0 0 1000 1000" draw:type="NonPrimitive" draw:enhanced-path="M 0 0 L 1000 0 1000 1000 0 1000 Z M 0 0 L 1000 1000 M 1000 0 L 0 1000 N"/>
        </draw:custom-shape>
        <draw:frame draw:style-name="text" draw:layer="layout" svg:width="4.75cm" svg:height="0.484cm" svg:x="2cm" svg:y="10cm">
          <draw:text-box>
            <text:p text:style-name="P3">Checkbox Set Enabled</text:p>
          </draw:text-box>
        </draw:frame>
        <draw:custom-shape draw:name="CheckboxClearedDisabled" draw:style-name="MintGray" draw:text-style-name="P2" draw:layer="layout" svg:width="0.35cm" svg:height="0.35cm" svg:x="1cm" svg:y="11cm">
          <text:p text:style-name="P3"/>
          <draw:enhanced-geometry svg:viewBox="0 0 1000 1000" draw:type="NonPrimitive" draw:enhanced-path="M 0 0 L 1000 0 1000 1000 0 1000 Z N"/>
        </draw:custom-shape>
        <draw:frame draw:style-name="text" draw:layer="layout" svg:width="4.75cm" svg:height="0.484cm" svg:x="2cm" svg:y="11cm">
          <draw:text-box>
            <text:p text:style-name="P3">Checkbox Cleared Enabled</text:p>
          </draw:text-box>
        </draw:frame>
        <draw:custom-shape draw:name="CheckboxSetEnabled2" draw:style-name="MintGray" draw:text-style-name="P2" draw:layer="layout" svg:width="0.35cm" svg:height="0.35cm" svg:x="1cm" svg:y="12cm">
          <text:p text:style-name="P3"/>
          <draw:enhanced-geometry svg:viewBox="0 0 1000 1000" draw:type="NonPrimitive" draw:enhanced-path="M 0 0 L 1000 0 1000 1000 0 1000 Z M 0 0 L 1000 1000 M 1000 0 L 0 1000 N"/>
        </draw:custom-shape>
        <draw:frame draw:style-name="text" draw:layer="layout" svg:width="4.75cm" svg:height="0.484cm" svg:x="2cm" svg:y="12cm">
          <draw:text-box>
            <text:p text:style-name="P3">Checkbox Set Disabled</text:p>
          </draw:text-box>
        </draw:frame>
        <draw:custom-shape draw:name="RadioButtonClearedEnabled" draw:style-name="Text_20_entry_20_enabled" draw:text-style-name="P2" draw:layer="layout" svg:width="0.35cm" svg:height="0.35cm" svg:x="1cm" svg:y="14cm">
          <text:p text:style-name="P3"/>
          <draw:enhanced-geometry svg:viewBox="0 0 1000 1000" draw:type="NonPrimitive" draw:enhanced-path="U 500 500 500 500 0 360 Z N"/>
        </draw:custom-shape>
        <draw:frame draw:style-name="text" draw:layer="layout" svg:width="4.75cm" svg:height="0.484cm" svg:x="2cm" svg:y="14cm">
          <draw:text-box>
            <text:p text:style-name="P3">Radio Button Cleared Enabled</text:p>
          </draw:text-box>
        </draw:frame>
        <draw:g>
          <draw:custom-shape draw:name="RadioButtonSetEnabled" draw:style-name="Text_20_entry_20_enabled" draw:layer="layout" svg:width="0.35cm" svg:height="0.35cm" svg:x="1cm" svg:y="15cm">
            <text:p text:style-name="P3"/>
            <draw:enhanced-geometry svg:viewBox="0 0 1000 1000" draw:type="NonPrimitive" draw:enhanced-path="U 500 500 500 500 0 360 Z N"/>
          </draw:custom-shape>
          <draw:custom-shape draw:name="RadioButtonSetEnabled" draw:style-name="Radio_20_button" draw:layer="layout" svg:width="0.35cm" svg:height="0.35cm" svg:x="1cm" svg:y="15cm">
            <text:p text:style-name="P3"/>
            <draw:enhanced-geometry svg:viewBox="0 0 1000 1000" draw:type="NonPrimitive" draw:enhanced-path="U 500 500 350 350 0 360"/>
          </draw:custom-shape>
        </draw:g>
        <draw:frame draw:style-name="text" draw:layer="layout" svg:width="4.75cm" svg:height="0.484cm" svg:x="2cm" svg:y="15cm">
          <draw:text-box>
            <text:p text:style-name="P3">Radio Button Set Enabled</text:p>
          </draw:text-box>
        </draw:frame>
        <draw:custom-shape draw:name="RadioButtonClearedDisabled" draw:style-name="MintGray" draw:text-style-name="P2" draw:layer="layout" svg:width="0.35cm" svg:height="0.35cm" svg:x="1cm" svg:y="16cm">
          <text:p text:style-name="P3"/>
          <draw:enhanced-geometry svg:viewBox="0 0 1000 1000" draw:type="NonPrimitive" draw:enhanced-path="U 500 500 500 500 0 360 Z N"/>
        </draw:custom-shape>
        <draw:frame draw:style-name="text" draw:layer="layout" svg:width="4.75cm" svg:height="0.484cm" svg:x="2cm" svg:y="16cm">
          <draw:text-box>
            <text:p text:style-name="P3">Radio Button Cleared Disabled</text:p>
          </draw:text-box>
        </draw:frame>
        <draw:g>
          <draw:custom-shape draw:name="RadioButtonSetDisabled" draw:style-name="MintGray" draw:layer="layout" svg:width="0.35cm" svg:height="0.35cm" svg:x="1cm" svg:y="17cm">
            <text:p text:style-name="P3"/>
            <draw:enhanced-geometry svg:viewBox="0 0 1000 1000" draw:type="NonPrimitive" draw:enhanced-path="U 500 500 500 500 0 360 N Z"/>
          </draw:custom-shape>
          <draw:custom-shape draw:name="RadioButtonSetDisabled" draw:style-name="Radio_20_button" draw:layer="layout" svg:width="0.35cm" svg:height="0.35cm" svg:x="1cm" svg:y="17cm">
            <text:p text:style-name="P3"/>
            <draw:enhanced-geometry svg:viewBox="0 0 1000 1000" draw:type="NonPrimitive" draw:enhanced-path="U 500 500 350 350 0 360 N Z"/>
          </draw:custom-shape>
        </draw:g>
        <draw:frame draw:style-name="text" draw:layer="layout" svg:width="4.75cm" svg:height="0.484cm" svg:x="2cm" svg:y="17cm">
          <draw:text-box>
            <text:p text:style-name="P3">Radio Button Set Disabled</text:p>
          </draw:text-box>
        </draw:frame>
        <draw:custom-shape draw:name="ButtonEnabled" draw:style-name="Command_20_button_20_enabled" draw:text-style-name="P2" draw:layer="layout" svg:width="2cm" svg:height="0.75cm" svg:x="1cm" svg:y="19cm">
          <text:p text:style-name="P1">OK</text:p>
          <draw:enhanced-geometry svg:viewBox="0 0 1000 375" draw:text-areas="100 37 900 338" draw:type="NonPrimitive" draw:enhanced-path="M 25 0 L 975 0 X 1000 25 L 1000 350 Y 975 375 L 25 375 X 0 350 L 0 25 Y 25 0 Z N"/>
        </draw:custom-shape>
        <draw:frame draw:style-name="text" draw:layer="layout" svg:width="4.75cm" svg:height="0.484cm" svg:x="3.65cm" svg:y="19.2cm">
          <draw:text-box>
            <text:p text:style-name="P3">Command Button Enabled</text:p>
          </draw:text-box>
        </draw:frame>
        <draw:custom-shape draw:name="ButtonDisabled" draw:style-name="MintGray" draw:text-style-name="P2" draw:layer="layout" svg:width="2cm" svg:height="0.75cm" svg:x="1cm" svg:y="20.75cm">
          <text:p text:style-name="P1">OK</text:p>
          <draw:enhanced-geometry svg:viewBox="0 0 1000 375" draw:text-areas="100 37 900 338" draw:type="NonPrimitive" draw:enhanced-path="M 25 0 L 975 0 X 1000 25 L 1000 350 Y 975 375 L 25 375 X 0 350 L 0 25 Y 25 0 Z N"/>
        </draw:custom-shape>
        <draw:frame draw:style-name="text" draw:layer="layout" svg:width="4.75cm" svg:height="0.484cm" svg:x="3.65cm" svg:y="20.95cm">
          <draw:text-box>
            <text:p text:style-name="P3">Command Button Disabled</text:p>
          </draw:text-box>
        </draw:frame>
        <draw:custom-shape draw:name="FocusIndicator" draw:style-name="Focus_20_indicator" draw:text-style-name="P2" draw:layer="layout" svg:width="1.75cm" svg:height="0.6cm" svg:x="1cm" svg:y="23.5cm">
          <text:p text:style-name="P3"/>
          <draw:enhanced-geometry svg:viewBox="0 0 1000 375" draw:type="NonPrimitive" draw:enhanced-path="M 25 0 L 975 0 X 1000 25 L 1000 350 Y 975 375 L 25 375 X 0 350 L 0 25 Y 25 0 F Z N"/>
        </draw:custom-shape>
        <draw:frame draw:style-name="text" draw:layer="layout" svg:width="4.75cm" svg:height="0.484cm" svg:x="3.65cm" svg:y="23.7cm">
          <draw:text-box>
            <text:p text:style-name="P3">Focus Indicator</text:p>
          </draw:text-box>
        </draw:frame>
        <draw:frame draw:style-name="text" draw:layer="layout" svg:width="3cm" svg:height="0.484cm" svg:x="10cm" svg:y="9.12cm">
          <draw:text-box>
            <text:p text:style-name="P3">Text Entry Enabled:</text:p>
          </draw:text-box>
        </draw:frame>
        <draw:custom-shape draw:name="TextEntryEnabled" draw:style-name="Text_20_entry_20_enabled" draw:layer="layout" svg:width="2.5cm" svg:height="0.6cm" svg:x="13.25cm" svg:y="9cm">
          <text:p text:style-name="P3"/>
          <draw:enhanced-geometry svg:viewBox="0 0 1000 130" draw:text-areas="0 0 1000 130" draw:type="NonPrimitive" draw:enhanced-path="M 0 0 L 1000 0 1000 130 0 130 Z N"/>
        </draw:custom-shape>
        <draw:frame draw:style-name="text" draw:layer="layout" svg:width="3cm" svg:height="0.484cm" svg:x="10cm" svg:y="10.12cm">
          <draw:text-box>
            <text:p text:style-name="P3">Text Entry Disabled:</text:p>
          </draw:text-box>
        </draw:frame>
        <draw:custom-shape draw:name="TextEntryDisabled" draw:style-name="Text_20_entry_20_disabled" draw:layer="layout" svg:width="2.5cm" svg:height="0.6cm" svg:x="13.25cm" svg:y="10cm">
          <text:p text:style-name="P3"/>
          <draw:enhanced-geometry svg:viewBox="0 0 1000 130" draw:text-areas="0 0 1000 130" draw:type="NonPrimitive" draw:enhanced-path="M 0 0 L 1000 0 1000 130 0 130 Z N"/>
        </draw:custom-shape>
        <draw:custom-shape draw:name="Slider" draw:style-name="MintGray" draw:text-style-name="P2" draw:layer="layout" svg:width="4cm" svg:height="0.6cm" svg:x="10cm" svg:y="14.5cm">
          <text:p text:style-name="P3"/>
          <draw:enhanced-geometry svg:viewBox="0 0 1000 150" draw:type="NonPrimitive" draw:modifiers="387" draw:enhanced-path="M 0 0 L 1000 0 1000 150 0 150 F Z N M ?f0 0 L ?f1 0 ?f1 150 ?f0 150 Z N M $0 30 L $0 120 N">
            <draw:equation draw:name="f0" draw:formula="$0-87"/>
            <draw:equation draw:name="f1" draw:formula="$0+87"/>
            <draw:handle draw:handle-position="$0 75" draw:handle-range-x-minimum="87" draw:handle-range-x-maximum="913"/>
          </draw:enhanced-geometry>
        </draw:custom-shape>
        <draw:frame draw:style-name="text" draw:layer="layout" svg:width="4cm" svg:height="0.484cm" svg:x="10cm" svg:y="14cm">
          <draw:text-box>
            <text:p text:style-name="P3">Slider</text:p>
          </draw:text-box>
        </draw:frame>
        <draw:custom-shape draw:name="SpinArrows" draw:style-name="Radio_20_button" draw:layer="layout" svg:width="0.53cm" svg:height="0.6cm" svg:x="16cm" svg:y="20cm">
          <text:p text:style-name="P3"/>
          <draw:enhanced-geometry svg:viewBox="0 0 883 1000" draw:type="NonPrimitive" draw:enhanced-path="M 441 0 L 700 417 183 417 Z M 441 1000 L 700 583 183 583 Z N"/>
        </draw:custom-shape>
        <draw:frame draw:style-name="text" draw:layer="layout" svg:width="2.75cm" svg:height="0.484cm" svg:x="16.85cm" svg:y="20.12cm">
          <draw:text-box>
            <text:p text:style-name="P3">Spin arrows</text:p>
          </draw:text-box>
        </draw:frame>
        <draw:custom-shape draw:name="DropDownArrow" draw:style-name="Radio_20_button" draw:layer="layout" svg:width="0.6cm" svg:height="0.6cm" svg:x="16cm" svg:y="19cm">
          <text:p text:style-name="P3"/>
          <draw:enhanced-geometry svg:viewBox="0 0 1000 1000" draw:type="NonPrimitive" draw:enhanced-path="M 172 270 L 828 270 500 730 Z N"/>
        </draw:custom-shape>
        <draw:frame draw:style-name="text" draw:layer="layout" svg:width="2.75cm" svg:height="0.484cm" svg:x="16.85cm" svg:y="19.12cm">
          <draw:text-box>
            <text:p text:style-name="P3">Drop-down arrow</text:p>
          </draw:text-box>
        </draw:frame>
        <draw:custom-shape draw:name="DropDownListEnabled" draw:style-name="Text_20_entry_20_enabled" draw:text-style-name="P2" draw:layer="layout" svg:width="4cm" svg:height="4cm" svg:x="10.5cm" svg:y="1cm">
          <text:p text:style-name="P3">Dropdown List Enabled</text:p>
          <draw:enhanced-geometry svg:viewBox="0 0 1000 1000" draw:text-areas="0 0 1000 130" draw:type="NonPrimitive" draw:modifiers="1000" draw:enhanced-path="M 0 0 L 1000 0 1000 130 0 130 Z N M 0 130 L 1000 130 1000 $0 0 $0 0 130 Z N">
            <draw:handle draw:handle-position="1000 $0" draw:handle-range-y-minimum="130" draw:handle-range-y-maximum="1000"/>
          </draw:enhanced-geometry>
        </draw:custom-shape>
        <draw:custom-shape draw:name="DropDownListDisabled" draw:style-name="Text_20_entry_20_disabled" draw:text-style-name="P2" draw:layer="layout" svg:width="4cm" svg:height="4cm" svg:x="15.5cm" svg:y="1cm">
          <text:p text:style-name="P3">Dropdown List Disabled</text:p>
          <draw:enhanced-geometry svg:viewBox="0 0 1000 1000" draw:text-areas="0 0 1000 130" draw:type="NonPrimitive" draw:modifiers="1000" draw:enhanced-path="M 0 0 L 1000 0 1000 130 0 130 Z N M 0 130 L 1000 130 1000 $0 0 $0 0 130 Z N">
            <draw:handle draw:handle-position="1000 $0" draw:handle-range-y-minimum="130" draw:handle-range-y-maximum="1000"/>
          </draw:enhanced-geometry>
        </draw:custom-shape>
        <draw:custom-shape draw:name="TreeClosed" draw:style-name="Radio_20_button" draw:layer="layout" svg:width="0.4cm" svg:height="0.4cm" svg:x="10cm" svg:y="19cm">
          <text:p text:style-name="P3"/>
          <draw:enhanced-geometry svg:viewBox="0 0 1000 1000" draw:type="NonPrimitive" draw:enhanced-path="M 0 0 L 1000 500 0 1000 Z N"/>
        </draw:custom-shape>
        <draw:frame draw:style-name="text" draw:layer="layout" svg:width="2.25cm" svg:height="0.484cm" svg:x="10.65cm" svg:y="19cm">
          <draw:text-box>
            <text:p text:style-name="P3">Tree closed</text:p>
          </draw:text-box>
        </draw:frame>
        <draw:custom-shape draw:name="TreeOpen" draw:style-name="Radio_20_button" draw:layer="layout" svg:width="0.4cm" svg:height="0.4cm" svg:x="10cm" svg:y="20cm">
          <text:p text:style-name="P3"/>
          <draw:enhanced-geometry svg:viewBox="0 0 1000 1000" draw:type="NonPrimitive" draw:enhanced-path="M 0 0 L 1000 0 500 1000 Z N"/>
        </draw:custom-shape>
        <draw:frame draw:style-name="text" draw:layer="layout" svg:width="2.25cm" svg:height="0.484cm" svg:x="10.65cm" svg:y="20cm">
          <draw:text-box>
            <text:p text:style-name="P3">Tree open</text:p>
          </draw:text-box>
        </draw:frame>
        <draw:custom-shape draw:name="TabActive" draw:style-name="Tab_20_active" draw:layer="layout" svg:width="4cm" svg:height="2.54cm" svg:x="11cm" svg:y="23cm">
          <text:p text:style-name="P3">Active Tab</text:p>
          <draw:enhanced-geometry svg:viewBox="0 0 1000 635" draw:text-areas="$0 5 $1 75" draw:type="NonPrimitive" draw:modifiers="400 798" draw:enhanced-path="M 0 77 L 0 635 1000 635 1000 77 $1 77 $1 0 $0 0 $0 77 Z N">
            <draw:handle draw:handle-position="$1 0" draw:handle-range-x-maximum="1000" draw:handle-range-x-minimum="$0"/>
            <draw:handle draw:handle-position="$0 0" draw:handle-range-x-maximum="$1" draw:handle-range-x-minimum="0"/>
          </draw:enhanced-geometry>
        </draw:custom-shape>
        <draw:custom-shape draw:name="TabInactive" draw:style-name="MintGray" draw:layer="layout" svg:width="2cm" svg:height="0.64cm" svg:x="16cm" svg:y="23cm">
          <text:p text:style-name="P3">Inactive Tab</text:p>
          <draw:enhanced-geometry svg:viewBox="0 0 1000 310" draw:text-areas="10 10 900 300" draw:type="NonPrimitive" draw:enhanced-path="M 0 0 L 1000 0 1000 310 0 310 Z N"/>
        </draw:custom-shape>
        <draw:custom-shape draw:name="ProgressBar" draw:style-name="MintGray" draw:text-style-name="P2" draw:layer="layout" svg:width="4cm" svg:height="0.6cm" svg:x="10cm" svg:y="16cm">
          <text:p text:style-name="P3">Progress Bar</text:p>
          <draw:enhanced-geometry svg:viewBox="0 0 1000 65" draw:text-areas="0 0 1000 65" draw:type="NonPrimitive" draw:modifiers="400" draw:enhanced-path="M 0 0 L $0 0 $0 65 0 65 Z N M $0 0 L 1000 0 1000 65 $0 65 F Z N">
            <draw:handle draw:handle-position="$0 0" draw:handle-range-x-minimum="0" draw:handle-range-x-maximum="1000"/>
          </draw:enhanced-geometry>
        </draw:custom-shape>
        <draw:custom-shape draw:name="Frame" draw:style-name="MintGray" draw:text-style-name="P2" draw:layer="layout" svg:width="4cm" svg:height="2cm" svg:x="10.5cm" svg:y="6cm">
          <text:p text:style-name="P3">Frame</text:p>
          <draw:enhanced-geometry svg:viewBox="0 0 1000 500" draw:text-areas="0 0 1000 40" draw:type="NonPrimitive" draw:modifiers="40 400" draw:enhanced-path="M $0 40 L 0 40 0 500 1000 500 1000 40 $1 40 F N">
            <draw:handle draw:handle-position="$0 40" draw:handle-range-x-minimum="0" draw:handle-range-x-maximum="$1"/>
            <draw:handle draw:handle-position="$1 40" draw:handle-range-x-minimum="$0" draw:handle-range-x-maximum="1000"/>
          </draw:enhanced-geometry>
        </draw:custom-shape>
        <draw:custom-shape draw:name="WindowClose" draw:style-name="MintGray" draw:layer="layout" svg:width="0.21cm" svg:height="0.21cm" svg:x="1cm" svg:y="25cm">
          <text:p text:style-name="P3"/>
          <draw:enhanced-geometry svg:viewBox="0 0 1000 1000" draw:type="NonPrimitive" draw:enhanced-path="M 0 0 L 1000 0 1000 1000 0 1000 F Z N M 100 100 L 900 900 N M 100 900 L 900 100 N"/>
        </draw:custom-shape>
        <draw:frame draw:style-name="text" draw:layer="layout" svg:width="2.5cm" svg:height="0.484cm" svg:x="2cm" svg:y="25cm">
          <draw:text-box>
            <text:p text:style-name="P3">Window Close</text:p>
          </draw:text-box>
        </draw:frame>
        <draw:custom-shape draw:name="WindowRestore" draw:style-name="MintGray" draw:layer="layout" svg:width="0.21cm" svg:height="0.21cm" svg:x="1cm" svg:y="26cm">
          <text:p text:style-name="P3"/>
          <draw:enhanced-geometry svg:viewBox="0 0 1000 1000" draw:type="NonPrimitive" draw:enhanced-path="M 0 0 L 1000 0 1000 1000 0 1000 F Z N M 200 300 L 700 300 700 800 200 800 Z F N M 300 300 L 300 200 800 200 800 700 700 700 F N"/>
        </draw:custom-shape>
        <draw:frame draw:style-name="text" draw:layer="layout" svg:width="2.5cm" svg:height="0.484cm" svg:x="2cm" svg:y="26cm">
          <draw:text-box>
            <text:p text:style-name="P3">Window Restore</text:p>
          </draw:text-box>
        </draw:frame>
        <draw:custom-shape draw:name="WindowMaximize" draw:style-name="MintGray" draw:layer="layout" svg:width="0.21cm" svg:height="0.21cm" svg:x="5cm" svg:y="25cm">
          <text:p text:style-name="P3"/>
          <draw:enhanced-geometry svg:viewBox="0 0 1000 1000" draw:type="NonPrimitive" draw:enhanced-path="M 0 0 L 1000 0 1000 1000 0 1000 F Z N M 200 200 L 800 200 N F"/>
        </draw:custom-shape>
        <draw:frame draw:style-name="text" draw:layer="layout" svg:width="3.5cm" svg:height="0.484cm" svg:x="6cm" svg:y="25cm">
          <draw:text-box>
            <text:p text:style-name="P3">Window Maximize</text:p>
          </draw:text-box>
        </draw:frame>
        <draw:custom-shape draw:name="WindowMinimize" draw:style-name="MintGray" draw:layer="layout" svg:width="0.21cm" svg:height="0.21cm" svg:x="5cm" svg:y="26cm">
          <text:p text:style-name="P3"/>
          <draw:enhanced-geometry svg:viewBox="0 0 1000 1000" draw:type="NonPrimitive" draw:enhanced-path="M 0 0 L 1000 0 1000 1000 0 1000 F Z N M 200 800 L 800 800 N F"/>
        </draw:custom-shape>
        <draw:frame draw:style-name="text" draw:layer="layout" svg:width="3.5cm" svg:height="0.484cm" svg:x="6cm" svg:y="26cm">
          <draw:text-box>
            <text:p text:style-name="P3">Window Minimiz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ocusDots" draw:style="rect" draw:dots1="1" draw:dots1-length="0.1cm" draw:dots2="1" draw:dots2-length="0.1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Tahoma" style:font-pitch-asian="variable" style:font-size-asian="24pt" style:language-asian="he" style:country-asian="IL" style:font-family-complex="Tahoma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?"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2" draw:fill="none" draw:fill-gradient-name="Gradient_20_8" draw:fill-hatch-name="Hatch_20_1" draw:fill-image-name="Bitmape_20_1" draw:auto-grow-height="false"/>
    </style:style>
    <style:style style:name="text" style:family="graphic" style:parent-style-name="standard">
      <style:graphic-properties draw:stroke="none" draw:fill="none" fo:padding-top="0cm" fo:padding-bottom="0cm" fo:padding-left="0cm" fo:padding-right="0cm"/>
      <style:text-properties fo:font-size="9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?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?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8pt"/>
    </style:style>
    <style:style style:name="Focus_20_indicator" style:display-name="Focus indicator" style:family="graphic" style:parent-style-name="standard">
      <style:graphic-properties draw:stroke="dash" draw:stroke-dash="FocusDots" svg:stroke-width="0.01cm" svg:stroke-color="#000000" draw:marker-start-width="0.1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/>
      <style:text-properties fo:font-size="9pt"/>
    </style:style>
    <style:style style:name="Command_20_button_20_enabled" style:display-name="Command button enabled" style:family="graphic" style:parent-style-name="standard">
      <style:graphic-properties draw:stroke="solid" draw:fill="solid" draw:fill-color="#ffffff" draw:secondary-fill-color="#c3c3c3" draw:textarea-vertical-align="middle" draw:auto-grow-height="false" draw:auto-grow-width="false" fo:padding-top="0cm" fo:padding-bottom="0cm" fo:padding-left="0.1cm" fo:padding-right="0.1cm" fo:wrap-option="wrap"/>
      <style:paragraph-properties fo:text-align="center"/>
      <style:text-properties fo:font-size="9pt"/>
    </style:style>
    <style:style style:name="Text_20_entry_20_enabled" style:display-name="Text entry enabled" style:family="graphic" style:parent-style-name="standard">
      <style:graphic-properties draw:stroke="solid" draw:fill="solid" draw:fill-color="#ffffff" draw:secondary-fill-color="#c3c3c3" draw:textarea-vertical-align="middle" draw:auto-grow-height="false" draw:auto-grow-width="false" fo:padding-top="0cm" fo:padding-bottom="0cm" fo:padding-left="0.1cm" fo:padding-right="0.1cm" fo:wrap-option="wrap"/>
      <style:text-properties fo:font-size="9pt"/>
    </style:style>
    <style:style style:name="Tab_20_active" style:display-name="Tab active" style:family="graphic" style:parent-style-name="standard">
      <style:graphic-properties draw:stroke="solid" draw:fill="solid" draw:fill-color="#d6d6d6" draw:secondary-fill-color="#c3c3c3" draw:auto-grow-height="false" draw:auto-grow-width="false" fo:padding-top="0cm" fo:padding-bottom="0cm" fo:padding-left="0.1cm" fo:padding-right="0.1cm" fo:wrap-option="wrap"/>
      <style:text-properties fo:font-size="9pt"/>
    </style:style>
    <style:style style:name="Radio_20_button" style:display-name="Radio button" style:family="graphic" style:parent-style-name="standard">
      <style:graphic-properties draw:stroke="solid" draw:fill="solid" draw:fill-color="#000000" draw:secondary-fill-color="#0099aa" fo:padding-top="0cm" fo:padding-bottom="0cm" fo:padding-left="0cm" fo:padding-right="0cm"/>
      <style:text-properties fo:font-size="9pt"/>
    </style:style>
    <style:style style:name="MintGray" style:family="graphic" style:parent-style-name="standard">
      <style:graphic-properties draw:stroke-dash="Dash_20_2" draw:fill-color="#c3c3c3" draw:fill-gradient-name="Gradient_20_7" draw:fill-hatch-name="Hatch_20_1" draw:fill-image-name="Bitmape_20_1" draw:fill-image-width="0cm" draw:fill-image-height="0cm" draw:textarea-vertical-align="middle" draw:auto-grow-height="false" fo:wrap-option="wrap"/>
      <style:text-properties style:use-window-font-color="true" fo:font-family="Arial" style:font-family-generic="swiss" style:font-pitch="variable" fo:font-size="9pt" style:font-size-asian="9pt" style:font-size-complex="9pt" style:language-complex="he" style:country-complex="IL"/>
    </style:style>
    <style:style style:name="Thick_20_line" style:display-name="Thick line" style:family="graphic" style:parent-style-name="standard">
      <style:graphic-properties draw:stroke="solid" svg:stroke-width="0.035cm" draw:auto-grow-height="true" fo:wrap-option="wrap"/>
    </style:style>
    <style:style style:name="Text_20_entry_20_disabled" style:display-name="Text entry disabled" style:family="graphic" style:parent-style-name="standard">
      <style:graphic-properties draw:stroke-dash="Dash_20_2" draw:fill-color="#cccccc" draw:textarea-vertical-align="middle" draw:auto-grow-height="false" fo:padding-top="0cm" fo:padding-bottom="0cm" fo:padding-left="0.1cm" fo:padding-right="0.1cm" fo:wrap-option="wrap"/>
      <style:text-properties style:use-window-font-color="true" fo:font-size="9pt" style:font-size-asian="9pt" style:font-size-complex="9pt" style:language-complex="he" style:country-complex="IL"/>
    </style:style>
  </office:styles>
  <office:automatic-styles>
    <style:page-layout style:name="PM0">
      <style:page-layout-properties fo:margin-top="0.635cm" fo:margin-bottom="0.538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dc:title>Custom OO Shapes - http://www.lautman.net/mark/coo/index.html</dc:title>
    <dc:subject>Basic Network Shapes</dc:subject>
    <meta:initial-creator>Mark Lautman</meta:initial-creator>
    <meta:creation-date>2006-03-28T15:50:15</meta:creation-date>
    <dc:creator>Linux Room</dc:creator>
    <dc:date>2008-02-28T10:15:33</dc:date>
    <dc:language>en-US</dc:language>
    <meta:editing-cycles>11</meta:editing-cycles>
    <meta:editing-duration>PT1H0M34S</meta:editing-duration>
    <meta:user-defined meta:name="Info 1"/>
    <meta:user-defined meta:name="Info 2"/>
    <meta:user-defined meta:name="Info 3"/>
    <meta:user-defined meta:name="Info 4"/>
    <meta:document-statistic meta:object-count="56"/>
  </office:meta>
</office:document-meta>
</file>